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Formation" style:family="table">
      <style:table-properties style:width="27.7cm" table:align="margins"/>
    </style:style>
    <style:style style:name="Formation.A" style:family="table-column">
      <style:table-column-properties style:column-width="2.609cm" style:rel-column-width="6172*"/>
    </style:style>
    <style:style style:name="Formation.B" style:family="table-column">
      <style:table-column-properties style:column-width="11.113cm" style:rel-column-width="26290*"/>
    </style:style>
    <style:style style:name="Formation.C" style:family="table-column">
      <style:table-column-properties style:column-width="13.979cm" style:rel-column-width="33073*"/>
    </style:style>
    <style:style style:name="Formatio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Formation.C1" style:family="table-cell">
      <style:table-cell-properties fo:padding="0.097cm" fo:border="0.002cm solid #000000"/>
    </style:style>
    <style:style style:name="Formation.A2" style:family="table-cell">
      <style:table-cell-properties fo:padding="0.097cm" fo:border-left="0.002cm solid #000000" fo:border-right="none" fo:border-top="none" fo:border-bottom="0.002cm solid #000000"/>
    </style:style>
    <style:style style:name="Formation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Formation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Ubuntu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color="#3399ff" style:font-name="Ubuntu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Ubuntu" fo:font-size="14pt" style:font-size-asian="14pt" style:font-size-complex="14pt"/>
    </style:style>
    <style:style style:name="P5" style:family="paragraph" style:parent-style-name="Standard">
      <style:text-properties style:font-name="Ubuntu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3399ff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gular Expression (Düzenli İfadeler) :</text:p>
      <text:p text:style-name="P4"/>
      <table:table table:name="Formation" table:style-name="Formation">
        <table:table-column table:style-name="Formation.A"/>
        <table:table-column table:style-name="Formation.B"/>
        <table:table-column table:style-name="Formation.C"/>
        <table:table-row>
          <table:table-cell table:style-name="Formation.A1" office:value-type="string">
            <text:p text:style-name="P3">\\d</text:p>
          </table:table-cell>
          <table:table-cell table:style-name="Formation.A1" office:value-type="string">
            <text:p text:style-name="P2">Herhangi bir sayı</text:p>
          </table:table-cell>
          <table:table-cell table:style-name="Formation.C1" office:value-type="string">
            <text:p text:style-name="P2">“<text:span text:style-name="T1">1</text:span>”.matches(“<text:span text:style-name="T1">\\d</text:span>”);<text:tab/>“<text:span text:style-name="T1">23</text:span>”.matches(“<text:span text:style-name="T1">\\d\\d</text:span>”);</text:p>
          </table:table-cell>
        </table:table-row>
        <table:table-row>
          <table:table-cell table:style-name="Formation.A2" office:value-type="string">
            <text:p text:style-name="P3">\\D</text:p>
          </table:table-cell>
          <table:table-cell table:style-name="Formation.B2" office:value-type="string">
            <text:p text:style-name="P2">Sayı olmayan herhangi karakter</text:p>
          </table:table-cell>
          <table:table-cell table:style-name="Formation.C2" office:value-type="string">
            <text:p text:style-name="P2">“<text:span text:style-name="T1">A</text:span>”.matches(“<text:span text:style-name="T1">\\D</text:span>”);<text:tab/>“<text:span text:style-name="T1">MT</text:span>”.matches(“<text:span text:style-name="T1">\\D\\D</text:span>”);</text:p>
          </table:table-cell>
        </table:table-row>
        <table:table-row>
          <table:table-cell table:style-name="Formation.A2" office:value-type="string">
            <text:p text:style-name="P3">\\w</text:p>
          </table:table-cell>
          <table:table-cell table:style-name="Formation.A2" office:value-type="string">
            <text:p text:style-name="P2">Herhangi bir harf veya sayi</text:p>
          </table:table-cell>
          <table:table-cell table:style-name="Formation.C2" office:value-type="string">
            <text:p text:style-name="P2">“<text:span text:style-name="T1">B</text:span>”.matches(“<text:span text:style-name="T1">\\w</text:span>”);<text:tab/>“<text:span text:style-name="T1">ED</text:span>”.matches(“<text:span text:style-name="T1">\\w\\w</text:span>”);</text:p>
          </table:table-cell>
        </table:table-row>
        <table:table-row>
          <table:table-cell table:style-name="Formation.A2" office:value-type="string">
            <text:p text:style-name="P3">\\W</text:p>
          </table:table-cell>
          <table:table-cell table:style-name="Formation.A2" office:value-type="string">
            <text:p text:style-name="P2">Harf veya sayı olmayan herhangi bir karakter</text:p>
          </table:table-cell>
          <table:table-cell table:style-name="Formation.C2" office:value-type="string">
            <text:p text:style-name="P2">“<text:span text:style-name="T1">^</text:span>”.matches(“<text:span text:style-name="T1">\\W</text:span>”);<text:tab/>“<text:span text:style-name="T1">!?</text:span>”.matches(“<text:span text:style-name="T1">\\W\\W</text:span>”);</text:p>
          </table:table-cell>
        </table:table-row>
        <table:table-row>
          <table:table-cell table:style-name="Formation.A2" office:value-type="string">
            <text:p text:style-name="P3">\\s</text:p>
          </table:table-cell>
          <table:table-cell table:style-name="Formation.A2" office:value-type="string">
            <text:p text:style-name="P2">Herhangi bir White Space karakter</text:p>
          </table:table-cell>
          <table:table-cell table:style-name="Formation.C2" office:value-type="string">
            <text:p text:style-name="P2">“<text:span text:style-name="T1"> </text:span>”.matches(“<text:span text:style-name="T1">\\s</text:span>”);<text:tab/>“<text:span text:style-name="T1"><text:tab/><text:tab/></text:span>”.matches(“<text:span text:style-name="T1">\\s\\s</text:span>”);</text:p>
          </table:table-cell>
        </table:table-row>
        <table:table-row>
          <table:table-cell table:style-name="Formation.A2" office:value-type="string">
            <text:p text:style-name="P3">\\S</text:p>
          </table:table-cell>
          <table:table-cell table:style-name="Formation.A2" office:value-type="string">
            <text:p text:style-name="P2">White Space olmayan herhangi bir karakter</text:p>
          </table:table-cell>
          <table:table-cell table:style-name="Formation.C2" office:value-type="string">
            <text:p text:style-name="P2">“<text:span text:style-name="T1">2</text:span>”.matches(“<text:span text:style-name="T1">\\S</text:span>”);<text:tab/>“<text:span text:style-name="T1">R4</text:span>”.matches(“<text:span text:style-name="T1">\\S\\S</text:span>”);</text:p>
          </table:table-cell>
        </table:table-row>
      </table:table>
      <text:p text:style-name="P4"/>
      <text:p text:style-name="P4"><text:span text:style-name="T2">Nümerik Karakter</text:span><text:tab/><text:tab/>: 1 <text:s/>.. 9 arası sayıların oluşturduğu karakterlerdir.</text:p>
      <text:p text:style-name="P4"><text:span text:style-name="T2">Alfabetik Karakterler</text:span><text:tab/>: a .. z ve A .. Z Küçük ve büyük harflerin oluşturduğu karakterlerdir.</text:p>
      <text:p text:style-name="P4"><text:span text:style-name="T2">Alfanümerik Karakter</text:span><text:tab/>: !, ?, *, %, &amp; ^, $ gibi özel karakterlerdir.</text:p>
      <text:p text:style-name="P4"><text:span text:style-name="T2">White Space Karakter</text:span><text:tab/>: [Space], [TAB], [Enter] gibi Nümerik, Alfanümerik ve Özel karakter dışında kalanlardı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Condensed1" svg:font-family="'DejaVu Sans Condensed'" style:font-family-generic="swiss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tr" fo:country="T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DejaVu Sans Condensed1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style:register-true="true" fo:text-indent="-0.635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Metin Şanlı @2014<text:tab/>1 </text:p>
      </style:footer>
      <style:footer-left>
        <text:p text:style-name="MP1">Metin Şanlı @2014<text:tab/>2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tin Şanlı</meta:initial-creator>
    <meta:creation-date>2014-06-04T17:18:58</meta:creation-date>
    <dc:date>2014-06-22T20:19:45</dc:date>
    <dc:creator>Metin Şanlı</dc:creator>
    <meta:editing-duration>PT2H19M13S</meta:editing-duration>
    <meta:editing-cycles>12</meta:editing-cycles>
    <meta:generator>OpenOffice/4.0.1$Unix OpenOffice.org_project/401m5$Build-9714</meta:generator>
    <meta:document-statistic meta:table-count="1" meta:image-count="0" meta:object-count="0" meta:page-count="1" meta:paragraph-count="25" meta:word-count="123" meta:character-count="887"/>
  </office:meta>
</office:document-meta>
</file>